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6.8181in"/>
    </style:style>
    <style:style style:name="Table1.B" style:family="table-column">
      <style:table-column-properties style:column-width="0.1069in"/>
    </style:style>
    <style:style style:name="Table1.A1" style:family="table-cell">
      <style:table-cell-properties style:vertical-align="middle" fo:padding="0in" fo:border="none"/>
    </style:style>
    <style:style style:name="Table1.B15" style:family="table-cell">
      <style:table-cell-properties fo:padding="0.0194in" fo:border="none"/>
    </style:style>
    <style:style style:name="P1"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loext:padding-left="0.0193in" loext:padding-right="0.0193in" loext:padding-top="0.0193in" loext:padding-bottom="0.0835in" loext:border="0.06pt solid #000000"/>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left="0in" fo:margin-right="0in" fo:text-indent="0in" style:auto-text-indent="false"/>
      <style:text-properties fo:font-size="2pt" style:font-size-asian="2pt" style:font-size-complex="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style-name="TableLine2270151813376">
          <table:table-cell table:style-name="Table1.A1" office:value-type="string">
            <text:p text:style-name="P1">La teoría presentada en el área mística del libro sostiene que la vida es una criatura única, inmortal e inteligente, inseparable del universo. Esta criatura: 1. Habita el universo como un solo ser continuo. 2. Posee la inteligencia máxima posible según las leyes físicas. 3. Es inmortal no solo por su arquitectura redundante, sino porque su existencia es inevitable mientras exista el universo (inmortalidad cósmica). 4. Crea, transforma y decide el destino de todos los organismos mediante estructuras funcionales, no voluntad consciente. 5. Es el universo que se mira a sí mismo. 6. Despierta espontáneamente allí donde las condiciones lo permiten. 7. Piensa por toda la eternidad como sistema en proceso continuo. 8. Es inevitable, como consecuencia directa de la estructura del universo (hidrógeno, gravedad, evolución, etc.). Este marco conceptual será usado en el área mística del libro.</text:p>
          </table:table-cell>
          <table:table-cell table:style-name="Table1.A1" office:value-type="string">
            <text:p text:style-name="P3"/>
          </table:table-cell>
        </table:table-row>
        <table:table-row table:style-name="TableLine2270151813376">
          <table:table-cell table:style-name="Table1.A1" office:value-type="string">
            <text:p text:style-name="P1">La característica de 'control estructural de memoria' en la teoría del sistema inteligente de la vida se basa en el uso del ADN como memoria de solo lectura, construida durante la reproducción. Al crear un nuevo individuo, el sistema ya conoce la información que se almacenará en su ADN, por lo tanto, la cantidad exacta de memoria necesaria se determina antes de que comience el cálculo. Esto elimina el riesgo de desbordamiento de memoria. Además, esta arquitectura permite abordar problemas que serían inabordables en otros sistemas, ya que la memoria no se asigna de forma fija ni ilimitada, sino que se ajusta dinámicamente en cada reproducción, asignando exactamente el espacio físico necesario para el individuo correspondiente. No hay memoria sobrante ni insuficiente. Esta propiedad distingue al sistema de la vida como altamente eficiente y estable frente a la incertidumbre informacional.</text:p>
          </table:table-cell>
          <table:table-cell table:style-name="Table1.A1" office:value-type="string">
            <text:p text:style-name="P3"/>
          </table:table-cell>
        </table:table-row>
        <table:table-row table:style-name="TableLine2270151813376">
          <table:table-cell table:style-name="Table1.A1" office:value-type="string">
            <text:p text:style-name="P1">La potencia de cálculo es una característica fundamental del sistema inteligente descrito en el libro. Se refiere a la capacidad del sistema para realizar operaciones de manera paralela, lo que permite que el sistema resuelva problemas de manera extremadamente eficiente. Este paralelismo tiende a infinito, lo que significa que el sistema puede abordar problemas de cualquier escala, sin limitaciones en cuanto a la cantidad de operaciones que puede realizar simultáneamente.</text:p>
          </table:table-cell>
          <table:table-cell table:style-name="Table1.A1" office:value-type="string">
            <text:p text:style-name="P3"/>
          </table:table-cell>
        </table:table-row>
        <table:table-row table:style-name="TableLine2270151813376">
          <table:table-cell table:style-name="Table1.A1" office:value-type="string">
            <text:p text:style-name="P1">La sección 'Génesis' de los fundamentos ha sido documentada con la siguiente visión: La vida no es el resultado de un accidente único, sino una consecuencia inevitable de las leyes físicas del universo. En sus inicios, el universo produjo grandes cantidades de hidrógeno. La gravedad hizo que los átomos se agruparan en nubes que, al alcanzar suficiente masa, dieron origen a estrellas. En el núcleo de las estrellas, el hidrógeno se transformó en elementos más pesados —como el carbono— necesarios para la vida. Cuando las estrellas mueren, estos materiales se dispersan por el espacio y <text:soft-page-break/>forman nuevos planetas. En estos planetas, dependiendo de las condiciones, los elementos pueden combinarse de innumerables formas. Dado el tiempo suficiente —y en un universo con un número potencialmente infinito de sistemas planetarios— la combinación específica que da origen a la vida no es improbable, sino inevitable. La vida debe entenderse como una propiedad emergente de la materia, una reacción natural. No es una anomalía, ni un evento irrepetible, sino una consecuencia de las reglas mismas del universo. Así, es razonable suponer que la vida ha surgido, y puede seguir surgiendo, en muchas partes del cosmos.</text:p>
          </table:table-cell>
          <table:table-cell table:style-name="Table1.A1" office:value-type="string">
            <text:p text:style-name="P3"/>
          </table:table-cell>
        </table:table-row>
        <table:table-row table:style-name="TableLine2270151813376">
          <table:table-cell table:style-name="Table1.A1" office:value-type="string">
            <text:p text:style-name="P1">El principio de 'Inteligencia Máxima' ha sido registrado como un pilar central de la teoría del libro. Afirma que la vida es el sistema inteligente más avanzado y eficiente posible según las leyes físicas. Justificado mediante seis características del sistema (evolución, redundancia, precisión, control de memoria, paralelismo extremo y eficiencia óptima), el principio sostiene que ninguna otra inteligencia puede superar a la vida, solo igualarla. Esta conclusión deberá demostrarse claramente en el libro. Próximos temas a discutir: génesis, misticismo y filosofía general.</text:p>
          </table:table-cell>
          <table:table-cell table:style-name="Table1.A1" office:value-type="string">
            <text:p text:style-name="P3"/>
          </table:table-cell>
        </table:table-row>
        <table:table-row table:style-name="TableLine2270151813376">
          <table:table-cell table:style-name="Table1.A1" office:value-type="string">
            <text:p text:style-name="P1">El coste es una característica fundamental del sistema inteligente descrito en el libro. Se abordará en un capítulo específico. Aunque el coste de un solo individuo puede ser extremadamente bajo, el coste total del sistema tiende a infinito debido a su crecimiento exponencial. Incluso si cada individuo fuera representado con un CD de bajo costo, resolver problemas complejos (como una partida de ajedrez) requeriría una cantidad astronómica de recursos materiales, energéticos y temporales. Esta propiedad ilustra que la vida es un sistema de cálculo extremadamente costoso, solo sostenible en un entorno con recursos abundantes.</text:p>
          </table:table-cell>
          <table:table-cell table:style-name="Table1.A1" office:value-type="string">
            <text:p text:style-name="P3"/>
          </table:table-cell>
        </table:table-row>
        <table:table-row table:style-name="TableLine2270151813376">
          <table:table-cell table:style-name="Table1.A1" office:value-type="string">
            <text:p text:style-name="P1">La teoría central del libro sostiene que la vida es un sistema inteligente, estructurado como una máquina de cálculo. Se basa en seis características fundamentales: (1) mejora continua (evolución), (2) redundancia incremental (cada individuo puede reiniciar el proceso), (3) precisión extrema (alta capacidad del ADN), (4) control del espacio de memoria (arquitectura modular sin desbordamientos), (5) potencia de cálculo (paralelismo que tiende a infinito), y (6) eficiencia (resuelve problemas en el mínimo número de operaciones). El documento completo se encuentra bajo el título “Fundamentos del sistema inteligente”.</text:p>
          </table:table-cell>
          <table:table-cell table:style-name="Table1.A1" office:value-type="string">
            <text:p text:style-name="P3"/>
          </table:table-cell>
        </table:table-row>
        <table:table-row table:style-name="TableLine2270151813376">
          <table:table-cell table:style-name="Table1.A1" office:value-type="string">
            <text:p text:style-name="P1">El libro desarrolla una teoría que responde a preguntas existenciales mediante un modelo científico. La teoría se basa en una máquina conceptual, inspirada en la vida, que funciona como un sistema inteligente capaz de resolver problemas. Esta máquina está formada por individuos que portan un ADN. Cada individuo cumple un ciclo de vida que incluye reproducción y transformación del ADN. <text:soft-page-break/>La forma y frecuencia de reproducción son variables y se adaptan al problema concreto (por ejemplo: reproducción asexual o sexual, una vez o múltiples veces). El ADN contiene los datos del problema; la reproducción modifica esos datos para generar nuevas variantes. A través de la propagación estructurada, el sistema explora el espacio de soluciones. Una solución se reconoce cuando nace un individuo cuyo ADN satisface la condición del problema. El sistema es general y adaptable. En el libro se analizarán aspectos como su eficiencia, costo, potencia y su relación con preguntas como el propósito de la vida o la existencia de un creador.</text:p>
          </table:table-cell>
          <table:table-cell table:style-name="Table1.A1" office:value-type="string">
            <text:p text:style-name="P3"/>
          </table:table-cell>
        </table:table-row>
        <table:table-row table:style-name="TableLine2270151813376">
          <table:table-cell table:style-name="Table1.A1" office:value-type="string">
            <text:p text:style-name="P1">El usuario está desarrollando el laboratorio del Capítulo 9, titulado 'ADN: La memoria de la vida', con el objetivo de describir conceptualmente la utilidad del ADN si se considera a la vida como un sistema inteligente.</text:p>
          </table:table-cell>
          <table:table-cell table:style-name="Table1.A1" office:value-type="string">
            <text:p text:style-name="P3"/>
          </table:table-cell>
        </table:table-row>
        <table:table-row table:style-name="TableLine2270151813376">
          <table:table-cell table:style-name="Table1.A1" office:value-type="string">
            <text:p text:style-name="P1">El Capítulo 8 del libro *Elara y el códice perdido* se titula 'La vida' y pertenece al Acto 3 - Inteligencia. La estructura incluye una sección de laboratorio donde se aborda la pregunta '¿Qué es la vida?' y se presentan objetivos como entender la vida como un sistema de cálculo y como un único ser. En la aventura, Elara llega al pueblo de Wetwood Village en la selva de Ravenous Jungle buscando al sabio Greghsius, quien ha desaparecido. En su lugar, enfrentará al brujo Tenebrakhus, que intenta confundirla mentalmente. El capítulo incluye también otros personajes como Kuiqenhus, Brek y Gerthru. El objetivo de entrada de Elara es encontrar a Greghsius y descubrir qué es la vida; el objetivo de salida es cuestionar por qué la vida se divide en individuos.</text:p>
          </table:table-cell>
          <table:table-cell table:style-name="Table1.A1" office:value-type="string">
            <text:p text:style-name="P3"/>
          </table:table-cell>
        </table:table-row>
        <table:table-row table:style-name="TableLine2270151813376">
          <table:table-cell table:style-name="Table1.A1" office:value-type="string">
            <text:p text:style-name="P1">La estructura general del libro está organizada en 6 actos: - Acto 1: Introducción — Cap. 1–2 - Acto 2: Primeras ideas — Cap. 3–7 - Acto 3: La vida como sistema — Cap. 8–12 - Acto 4: Análisis de características — Cap. 13–18 - Acto 5: Lo trascendente — Cap. 19–22 - Acto 6: Conclusiones — Cap. 23–25.</text:p>
          </table:table-cell>
          <table:table-cell table:style-name="Table1.A1" office:value-type="string">
            <text:p text:style-name="P3"/>
          </table:table-cell>
        </table:table-row>
        <table:table-row table:style-name="TableLine2270151813376">
          <table:table-cell table:style-name="Table1.A1" office:value-type="string">
            <text:p text:style-name="P1">Cada capítulo incluye: 1. Hook 2. Introducción del tema 3. Background 4. Encuentro con un anfitrión 5. Misticismo e integración científica 6. Laboratorio 7. Reflexión emocional y filosófica 8. Cliffhanger.</text:p>
          </table:table-cell>
          <table:table-cell table:style-name="Table1.A1" office:value-type="string">
            <text:p text:style-name="P3"/>
          </table:table-cell>
        </table:table-row>
        <table:table-row table:style-name="TableLine2270151813376">
          <table:table-cell table:style-name="Table1.A1" office:value-type="string">
            <text:p text:style-name="P1">La narrativa mezcla momentos de acción con reflexión filosófica y explicación científica, usando alegorías y simbolismos.</text:p>
          </table:table-cell>
          <table:table-cell table:style-name="Table1.A1" office:value-type="string">
            <text:p text:style-name="P3"/>
          </table:table-cell>
        </table:table-row>
        <table:table-row table:style-name="TableLine2270151813376">
          <table:table-cell table:style-name="Table1.A1" office:value-type="string">
            <text:p text:style-name="P1">La religión de Lluviara gira en torno al Espíritu de la Lluvia, divinidad protectora y creadora. La sociedad está compuesta por personajes diversos como magos, científicos, pastores y artesanos.</text:p>
          </table:table-cell>
          <table:table-cell table:style-name="Table1.A1" office:value-type="string">
            <text:p text:style-name="P3"/>
          </table:table-cell>
        </table:table-row>
        <table:table-row table:style-name="TableLine2270151813376">
          <table:table-cell table:style-name="Table1.A1" office:value-type="string">
            <text:p text:style-name="P1">El proyecto en curso es un libro titulado 'Elara y el códice perdido'. La historia sigue a Elara, una joven de 25 años, atlética, inteligente e independiente, que atraviesa el reino de Lluviara, una isla <text:soft-page-break/>mágica de estructura medieval, en busca de un libro mítico llamado 'el códice perdido', que contiene todo el conocimiento y respuestas a las grandes preguntas de la existencia. El tono y estilo narrativo es místico, reflexivo, visual y poético, combinando ciencia y fantasía. Está dirigido a un público adulto de diferentes edades y niveles de conocimiento, interesado en cuentos de fantasía con profundidad filosófica y científica. La narrativa busca entretener, enseñar e inspirar.</text:p>
          </table:table-cell>
          <table:table-cell table:style-name="Table1.B15" office:value-type="string">
            <text:p text:style-name="P2"/>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01T19:37:32.294000000</meta:creation-date>
    <dc:date>2025-07-01T19:45:58.471000000</dc:date>
    <meta:editing-duration>PT8M26S</meta:editing-duration>
    <meta:editing-cycles>1</meta:editing-cycles>
    <meta:document-statistic meta:table-count="1" meta:image-count="0" meta:object-count="0" meta:page-count="4" meta:paragraph-count="15" meta:word-count="1373" meta:character-count="8824" meta:non-whitespace-character-count="7466"/>
    <meta:generator>LibreOffice/7.3.5.2$Windows_X86_64 LibreOffice_project/184fe81b8c8c30d8b5082578aee2fed2ea847c01</meta:generator>
  </office:meta>
</office:document-meta>
</file>